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čáry" draw:marker-end="Triangle_20_unfilled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16.8cm" svg:height="9.3cm" svg:x="2.3cm" svg:y="2.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567cm" svg:height="0.962cm" svg:x="15.1cm" svg:y="3.138cm">
          <draw:text-box>
            <text:p>Presentery</text:p>
          </draw:text-box>
        </draw:frame>
        <draw:custom-shape draw:style-name="gr3" draw:text-style-name="P1" xml:id="id1" draw:id="id1" draw:layer="layout" svg:width="5.2cm" svg:height="2cm" svg:x="3.3cm" svg:y="3.6cm">
          <text:p text:style-name="P1">BasePresenter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.2cm" svg:height="2cm" svg:x="12.1cm" svg:y="9.2cm">
          <text:p text:style-name="P1">PastesPresent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9cm" svg:y1="5.6cm" svg:x2="14.7cm" svg:y2="9.2cm" draw:start-shape="id1" draw:start-glue-point="2" draw:end-shape="id2" svg:d="M5900 5600v1800h8800v1800" svg:viewBox="0 0 8801 3601">
          <text:p/>
        </draw:connector>
        <draw:custom-shape draw:style-name="gr3" draw:text-style-name="P1" xml:id="id3" draw:id="id3" draw:layer="layout" svg:width="6.4cm" svg:height="2cm" svg:x="5.1cm" svg:y="9.2cm">
          <text:p text:style-name="P1">HomepagePresent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9cm" svg:y1="5.6cm" svg:x2="8.3cm" svg:y2="9.2cm" draw:start-shape="id1" draw:start-glue-point="2" draw:end-shape="id3" draw:end-glue-point="0" svg:d="M5900 5600v1800h2400v1800" svg:viewBox="0 0 2401 3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čáry" draw:style="rect" draw:dots2="1" draw:dots2-length="1cm" draw:distance="0.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mo </meta:initial-creator>
    <meta:creation-date>2015-12-26T17:07:47.445947272</meta:creation-date>
    <meta:generator>LibreOffice/4.2.8.2$Linux_X86_64 LibreOffice_project/420m0$Build-2</meta:generator>
    <dc:date>2015-12-26T17:18:43.096004615</dc:date>
    <dc:creator>nemo </dc:creator>
    <meta:editing-duration>P0D</meta:editing-duration>
    <meta:editing-cycles>1</meta:editing-cycles>
    <meta:document-statistic meta:object-count="7"/>
  </office:meta>
</office:document-meta>
</file>